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397" officeooo:paragraph-rsid="001fd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6:24.083793107</meta:creation-date>
    <dc:date>2024-04-22T16:46:58.548061840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